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github</text:p>
      <text:p text:style-name="Standard">Act #1 Tomar una imagen a color a convertir a escala de<text:s/>grises (1 punto), <text:s/>wgs</text:p>
      <text:p text:style-name="Standard"/>
      <text:p text:style-name="Standard">Act #2 escalamiento de rango, escala de<text:s/>grises,<text:s text:c="2"/>el pixel<text:s/>más<text:s/>oscuro sea negro y el pixel<text:s/>más<text:s/>claro sea<text:s/>blanco (1 punto), que sea por rangos<text:s/>establecidos (1 punto), por canal 1 punto, gui (1 punto)</text:p>
      <text:p text:style-name="Standard"/>
      <text:p text:style-name="Standard">Act #3 calcular<text:s/>historia gramas, contar cuantos pixel hay de tal pixel en canales de<text:s/>negros (1 punto), a<text:s/>color (1 punto), decir<text:s/>cuál<text:s/>es el color de fondo (1<text:s/>punto)</text:p>
      <text:p text:style-name="Standard"/>
      <text:p text:style-name="Standard">act #4 filtra de agregar ruido (sal y pimienta), <text:s/>según<text:s/>porcentaje (1 punto), umbrales(1 punto), eliminar el ruido (1 punto) ver punto origen y<text:s/>vecindad, eliminar ruidos no puros (1 punto)</text:p>
      <text:p text:style-name="Standard"/>
      <text:p text:style-name="Standard">act #5 sorted filters, filtro<text:s/>mínimo<text:s/>(1<text:s/>punto), filtro<text:s/>máximo<text:s/>(1punto), mediana (1 punto),<text:s/>quantiles<text:s/>arbitrario<text:s/>elegir 0&gt;q&gt;255 (1)(1 punto), <text:s/>múltiples<text:s/>vecindades(1 punto)</text:p>
      <text:p text:style-name="Standard"/>
      <text:p text:style-name="Standard">act #6 mask filters, promedio,<text:s/>gausianas<text:s/>y <text:s/>arbitraria</text:p>
      <text:p text:style-name="Standard"/>
      <text:p text:style-name="Standard">act #7 transparencia color – x (1 punto), umbral (1 punto) x - color los transparentes volverlo a color (1 punto),</text:p>
      <text:p text:style-name="Standard"/>
      <text:p text:style-name="Standard">act #8 tomar una imagen de entrada y aumentar su tamaño(1 punto), aumento arbitrariamente (1 punto), disminuir la imagen (1 punto), disminuir arbitrariamente (1 punto), <text:s/>pureza de imágenes</text:p>
      <text:p text:style-name="Standard"/>
      <text:p text:style-name="Standard">act #9 invertir colores, invertir<text:s/>por canal, intercambios de colores</text:p>
      <text:p text:style-name="Standard"/>
      <text:p text:style-name="Standard">act #10 combinar imágenes, ponderado por imagen, calcular su diferencia (original, balga (mediana), diferencia)</text:p>
      <text:p text:style-name="Standard"/>
      <text:p text:style-name="Standard">act #11 DFS BFS rellenar una imagen con una coordenada inicial, con umbrales, seleccionar caga<text:s/>envolvente<text:s/>(rectángulo min donde quepa la imagen), cortar la imagen</text:p>
      <text:p text:style-name="Standard"/>
      <text:p text:style-name="Standard">act #12 binarizar una imagen, <text:s/>parametrizar , <text:s/>decir rango, convertir a n tonos de gris,</text:p>
      <text:p text:style-name="Standard"/>
      <text:p text:style-name="Standard">act #13 generar colores al azar, distinción de tonos, generar n colores distintos</text:p>
      <text:p text:style-name="Standard"/>
      <text:p text:style-name="Standard">act #14 dibujar<text:s/>rectas, recta dibujar u orientar por puntos, circulo, eclipse, rectángulos ya sea por grosor de pixeles, relleno o bord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vaa</dc:creator>
    <meta:creation-date>2015-01-29T15:29:00Z</meta:creation-date>
    <dc:date>2015-02-05T15:49:00Z</dc:date>
    <meta:template xlink:href="Normal" xlink:type="simple"/>
    <meta:editing-cycles>3</meta:editing-cycles>
    <meta:editing-duration>PT1800S</meta:editing-duration>
    <meta:document-statistic meta:page-count="1" meta:paragraph-count="3" meta:word-count="282" meta:character-count="1830" meta:row-count="12" meta:non-whitespace-character-count="1551"/>
  </office:meta>
</office:document-meta>
</file>